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rsid="001a2af9" officeooo:paragraph-rsid="001a2af9"/>
    </style:style>
    <style:style style:name="P3" style:family="paragraph" style:parent-style-name="Standard" style:list-style-name="L12">
      <style:text-properties officeooo:rsid="001a2af9" officeooo:paragraph-rsid="001a2af9"/>
    </style:style>
    <style:style style:name="P4" style:family="paragraph" style:parent-style-name="Standard" style:list-style-name="L13">
      <style:text-properties officeooo:rsid="001a2af9" officeooo:paragraph-rsid="001a2af9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7">
      <style:text-properties officeooo:paragraph-rsid="001a2af9"/>
    </style:style>
    <style:style style:name="P13" style:family="paragraph" style:parent-style-name="Standard" style:list-style-name="L8"/>
    <style:style style:name="P14" style:family="paragraph" style:parent-style-name="Standard" style:list-style-name="L9"/>
    <style:style style:name="P15" style:family="paragraph" style:parent-style-name="Standard" style:list-style-name="L10"/>
    <style:style style:name="P16" style:family="paragraph" style:parent-style-name="Standard" style:list-style-name="L11"/>
    <style:style style:name="P17" style:family="paragraph" style:parent-style-name="Title" style:master-page-name="Standard">
      <style:paragraph-properties style:page-number="1"/>
      <style:text-properties officeooo:paragraph-rsid="001a2af9"/>
    </style:style>
    <style:style style:name="T1" style:family="text">
      <style:text-properties officeooo:rsid="001a2a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ject Model Canvas</text:p>
      <text:p text:style-name="Subtitle"><text:span text:style-name="T1">Projeto: </text:span>Dirigindo Meu Carro</text:p>
      <text:p text:style-name="Standard"/>
      <text:p text:style-name="P1">JUSTIFICATIVA (passado)</text:p>
      <text:list xml:id="list1368666837" text:style-name="L9">
        <text:list-item>
          <text:p text:style-name="P14">Falta de controle de gastos e ganhos com carro.</text:p>
        </text:list-item>
        <text:list-item>
          <text:p text:style-name="P14">Desperdício com combustível em postos caros.</text:p>
        </text:list-item>
        <text:list-item>
          <text:p text:style-name="P14">Falta de conhecimento sobre multas recebidas.</text:p>
        </text:list-item>
      </text:list>
      <text:p text:style-name="Standard"/>
      <text:p text:style-name="P1"><text:span text:style-name="T1">OBJETIVO</text:span> S.M.A.R.T.</text:p>
      <text:list xml:id="list3765817450" text:style-name="L10">
        <text:list-item>
          <text:p text:style-name="P15">Maximizar lucros e minimizar gastos de motoristas</text:p>
        </text:list-item>
      </text:list>
      <text:p text:style-name="Standard"/>
      <text:p text:style-name="P1">BENEFÍCIOS (futuro)</text:p>
      <text:list xml:id="list1577167766" text:style-name="L2">
        <text:list-item>
          <text:p text:style-name="P6">Aumento do controle de gastos e ganhos do carro.</text:p>
        </text:list-item>
        <text:list-item>
          <text:p text:style-name="P6">Economia com combustível.</text:p>
        </text:list-item>
        <text:list-item>
          <text:p text:style-name="P6">Saber o consumo do carro.</text:p>
        </text:list-item>
        <text:list-item>
          <text:p text:style-name="P6">Prever gastos com combustível.</text:p>
        </text:list-item>
      </text:list>
      <text:p text:style-name="Standard"/>
      <text:p text:style-name="P1">PRODUTO</text:p>
      <text:list xml:id="list1461260116" text:style-name="L11">
        <text:list-item>
          <text:p text:style-name="P16">Aplicativo de controle de gastos com carro.</text:p>
        </text:list-item>
      </text:list>
      <text:p text:style-name="Standard"/>
      <text:p text:style-name="P1">REQUISITOS</text:p>
      <text:list xml:id="list2786326654" text:style-name="L1">
        <text:list-item>
          <text:p text:style-name="P5">Aplicativo android</text:p>
        </text:list-item>
        <text:list-item>
          <text:p text:style-name="P5">Aplicativo IOS</text:p>
        </text:list-item>
        <text:list-item>
          <text:p text:style-name="P5">Registro de gastos pontuais e recorrentes</text:p>
        </text:list-item>
        <text:list-item>
          <text:p text:style-name="P5">Registro de ganhos pontuais e recorrentes</text:p>
        </text:list-item>
        <text:list-item>
          <text:p text:style-name="P5">Visualizar relatórios sumarizados de gastos por ganhos</text:p>
        </text:list-item>
        <text:list-item>
          <text:p text:style-name="P5">Controlar quilometragem</text:p>
        </text:list-item>
        <text:list-item>
          <text:p text:style-name="P5">Visualizar consumo de combustível</text:p>
        </text:list-item>
        <text:list-item>
          <text:p text:style-name="P5">Localização do GPS</text:p>
        </text:list-item>
        <text:list-item>
          <text:p text:style-name="P5">Mapear preços de postos de gasolina próximos</text:p>
        </text:list-item>
        <text:list-item>
          <text:p text:style-name="P5">Notificar sobre multas</text:p>
        </text:list-item>
      </text:list>
      <text:p text:style-name="Standard"/>
      <text:p text:style-name="P1">STAKEHOLDES EXTERNOS &amp; Fatores externos</text:p>
      <text:list xml:id="list1855194101" text:style-name="L3">
        <text:list-item>
          <text:p text:style-name="P7">Motoristas profissionais</text:p>
        </text:list-item>
        <text:list-item>
          <text:p text:style-name="P7">Motoristas individuais</text:p>
        </text:list-item>
        <text:list-item>
          <text:p text:style-name="P7">Postos de gasolina</text:p>
        </text:list-item>
      </text:list>
      <text:p text:style-name="Standard"/>
      <text:p text:style-name="P1">EQUIPE</text:p>
      <text:list xml:id="list4261544450" text:style-name="L4">
        <text:list-item>
          <text:p text:style-name="P8">George</text:p>
        </text:list-item>
        <text:list-item>
          <text:p text:style-name="P8">Matheus</text:p>
        </text:list-item>
        <text:list-item>
          <text:p text:style-name="P8">João</text:p>
        </text:list-item>
        <text:list-item>
          <text:p text:style-name="P8">Estevão</text:p>
        </text:list-item>
        <text:list-item>
          <text:p text:style-name="P8">Xexeo (orientador)</text:p>
        </text:list-item>
      </text:list>
      <text:p text:style-name="Standard"/>
      <text:p text:style-name="Standard"/>
      <text:p text:style-name="P1"><text:soft-page-break/>RESTRIÇÕES</text:p>
      <text:list xml:id="list159164005" text:style-name="L5">
        <text:list-item>
          <text:p text:style-name="P9">Devemos terminar a documentação até o fim do semestre</text:p>
        </text:list-item>
      </text:list>
      <text:p text:style-name="Standard"/>
      <text:p text:style-name="P1">PREMISSAS</text:p>
      <text:list xml:id="list183840594" text:style-name="L6">
        <text:list-item>
          <text:p text:style-name="P10">A equipe tem capacidade técnica para desenvolver o projeto</text:p>
        </text:list-item>
        <text:list-item>
          <text:p text:style-name="P10">É possível manter o preço de combustíveis atualizado</text:p>
        </text:list-item>
      </text:list>
      <text:p text:style-name="Standard"/>
      <text:p text:style-name="P1">GRUPO DE ENTREGAS</text:p>
      <text:list xml:id="list1140369948" text:style-name="L7">
        <text:list-item>
          <text:p text:style-name="P12"><text:span text:style-name="T1">(1) </text:span>Tela<text:span text:style-name="T1">s</text:span> de <text:span text:style-name="T1">Gerenciamento </text:span>de <text:span text:style-name="T1">Gastos/Lucros</text:span></text:p>
        </text:list-item>
        <text:list-item>
          <text:p text:style-name="P12"><text:span text:style-name="T1">(2) </text:span>Tela<text:span text:style-name="T1">s de Gerenciamento</text:span> de <text:span text:style-name="T1">C</text:span>arros</text:p>
        </text:list-item>
        <text:list-item>
          <text:p text:style-name="P11"><text:span text:style-name="T1">(3) </text:span>Visualização dos relatórios de gastos, ganhos e consumo</text:p>
        </text:list-item>
        <text:list-item>
          <text:p text:style-name="P11"><text:span text:style-name="T1">(4) </text:span>Atualização de preço do postos</text:p>
        </text:list-item>
        <text:list-item>
          <text:p text:style-name="P11"><text:span text:style-name="T1">(5) </text:span>Notificação de posto próximo barato (com GPS)</text:p>
        </text:list-item>
      </text:list>
      <text:p text:style-name="Standard"/>
      <text:p text:style-name="P1">RISCOS</text:p>
      <text:list xml:id="list1796277984" text:style-name="L8">
        <text:list-item>
          <text:p text:style-name="P13">C<text:span text:style-name="T1">ausa</text:span>: Poucos usuários</text:p>
        </text:list-item>
        <text:list-item>
          <text:p text:style-name="P13">R<text:span text:style-name="T1">isco</text:span>: Preço desatualizado</text:p>
        </text:list-item>
        <text:list-item>
          <text:p text:style-name="P13">E<text:span text:style-name="T1">feito</text:span>: Recomendação de postos não funciona</text:p>
          <text:p text:style-name="P13"/>
        </text:list-item>
        <text:list-item>
          <text:p text:style-name="P13">C: Usuários maliciosos</text:p>
        </text:list-item>
        <text:list-item>
          <text:p text:style-name="P13">R: Preços errados</text:p>
        </text:list-item>
        <text:list-item>
          <text:p text:style-name="P13">E: Recomendações errada</text:p>
        </text:list-item>
      </text:list>
      <text:p text:style-name="Standard"/>
      <text:p text:style-name="P1">LINHA DO TEMPO</text:p>
      <text:list xml:id="list1470663345" text:style-name="L12">
        <text:list-item>
          <text:p text:style-name="P3">1ª entrega</text:p>
          <text:list>
            <text:list-item>
              <text:p text:style-name="P3">Duração: 3 semanas</text:p>
            </text:list-item>
            <text:list-item>
              <text:p text:style-name="P3">Grupos de entrega (1) e (2)</text:p>
            </text:list-item>
          </text:list>
        </text:list-item>
        <text:list-item>
          <text:p text:style-name="P3">2ª entrega</text:p>
          <text:list>
            <text:list-item>
              <text:p text:style-name="P3">Duração: 2 semanas</text:p>
            </text:list-item>
            <text:list-item>
              <text:p text:style-name="P3">Grupo de entrega (3)</text:p>
            </text:list-item>
          </text:list>
        </text:list-item>
        <text:list-item>
          <text:p text:style-name="P3">3ª entrega</text:p>
          <text:list>
            <text:list-item>
              <text:p text:style-name="P3">Duração: 2 semanas</text:p>
            </text:list-item>
            <text:list-item>
              <text:p text:style-name="P3">Grupos de Entrega (4)</text:p>
            </text:list-item>
          </text:list>
        </text:list-item>
        <text:list-item>
          <text:p text:style-name="P3">4ª entrega</text:p>
          <text:list>
            <text:list-item>
              <text:p text:style-name="P3">Duração: 3 semanas</text:p>
            </text:list-item>
            <text:list-item>
              <text:p text:style-name="P3">Grupos de Entrega (5)</text:p>
            </text:list-item>
          </text:list>
        </text:list-item>
      </text:list>
      <text:p text:style-name="P2"/>
      <text:p text:style-name="Standard"/>
      <text:p text:style-name="P1">CUSTOS</text:p>
      <text:list xml:id="list3487686925" text:style-name="L13">
        <text:list-item>
          <text:p text:style-name="P4">N/A. Projeto com foco no aprendizado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0T19:05:35.604163310</dc:date>
    <meta:editing-duration>PT10M18S</meta:editing-duration>
    <meta:editing-cycles>1</meta:editing-cycles>
    <meta:document-statistic meta:table-count="0" meta:image-count="0" meta:object-count="0" meta:page-count="2" meta:paragraph-count="70" meta:word-count="323" meta:character-count="1833" meta:non-whitespace-character-count="1634"/>
  </office:meta>
</office:document-meta>
</file>